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5.408cm" fo:min-width="5.158cm"/>
    </style:style>
    <style:style style:name="gr3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svg:stroke-width="0.081cm" draw:marker-start-width="0.321cm" draw:marker-end-width="0.321cm" draw:opacity="0%" draw:textarea-horizontal-align="justify" draw:textarea-vertical-align="middle" draw:auto-grow-height="false" fo:min-height="1.67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045cm" fo:min-width="6.54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7.295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02cm" fo:min-width="10.1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7.645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7.644cm" fo:min-width="0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045cm" fo:min-width="3.795cm" fo:padding-top="0.165cm" fo:padding-bottom="0.165cm" fo:padding-left="0.29cm" fo:padding-right="0.29cm"/>
    </style:style>
    <style:style style:name="gr11" style:family="graphic" style:parent-style-name="Arrow_20_Line">
      <style:graphic-properties draw:textarea-vertical-align="middl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0.806cm" draw:placing="below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806cm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6.05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7.05cm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2.675cm" draw:placing="below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4.1cm" fo:min-width="1.5cm"/>
    </style:style>
    <style:style style:name="gr1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7.8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.87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2.625cm" svg:y="1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5cm" svg:height="2cm" svg:x="15.1cm" svg:y="10.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7.125cm" svg:height="0.375cm" svg:x="10.875cm" svg:y="12.0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cm" svg:height="7.625cm" svg:x="11cm" svg:y="12.39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1" draw:layer="layout" svg:width="10.75cm" svg:height="0.35cm" svg:x="6.875cm" svg:y="20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75cm" svg:height="7.975cm" svg:x="17.625cm" svg:y="12.39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draw:layer="layout" svg:width="0.375cm" svg:height="7.974cm" svg:x="6.5cm" svg:y="12.401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0" draw:text-style-name="P1" draw:layer="layout" svg:width="4.375cm" svg:height="0.375cm" svg:x="6.5cm" svg:y="12.025cm">
            <text:p/>
            <draw:enhanced-geometry svg:viewBox="0 0 21600 21600" draw:type="rectangle" draw:enhanced-path="M 0 0 L 21600 0 21600 21600 0 21600 0 0 Z N"/>
          </draw:custom-shape>
          <draw:measure draw:style-name="gr11" draw:text-style-name="P2" draw:layer="measurelines" svg:x1="5cm" svg:y1="12.375cm" svg:x2="5cm" svg:y2="20cm">
            <text:p text:style-name="P3"><text:measure text:kind="gap"/><text:measure text:kind="value">76.25</text:measure><text:s/><text:measure text:kind="unit">cm</text:measure><text:measure text:kind="gap"/></text:p>
          </draw:measure>
          <draw:measure draw:style-name="gr12" draw:text-style-name="P3" draw:layer="measurelines" svg:x1="6.875cm" svg:y1="21cm" svg:x2="17.625cm" svg:y2="21cm">
            <text:p text:style-name="P3"><text:measure text:kind="gap"/><text:measure text:kind="value">107.5</text:measure><text:s/><text:measure text:kind="unit">cm</text:measure><text:measure text:kind="gap"/></text:p>
          </draw:measure>
          <draw:measure draw:style-name="gr13" draw:text-style-name="P3" draw:layer="layout" svg:x1="11.25cm" svg:y1="20cm" svg:x2="17.626cm" svg:y2="20.049cm">
            <text:p text:style-name="P3"><text:measure text:kind="gap"/><text:measure text:kind="value">63.76</text:measure><text:s/><text:measure text:kind="unit">cm</text:measure><text:measure text:kind="gap"/></text:p>
          </draw:measure>
          <draw:measure draw:style-name="gr14" draw:text-style-name="P3" draw:layer="measurelines" svg:x1="8.875cm" svg:y1="15cm" svg:x2="16.875cm" svg:y2="15cm">
            <text:p text:style-name="P3"><text:measure text:kind="gap"/><text:measure text:kind="value">80</text:measure><text:s/><text:measure text:kind="unit">cm</text:measure><text:measure text:kind="gap"/></text:p>
          </draw:measure>
          <draw:measure draw:style-name="gr15" draw:text-style-name="P3" draw:layer="measurelines" svg:x1="7.875cm" svg:y1="15cm" svg:x2="17.875cm" svg:y2="15cm">
            <text:p text:style-name="P3"><text:measure text:kind="gap"/><text:measure text:kind="value">100</text:measure><text:s/><text:measure text:kind="unit">cm</text:measure><text:measure text:kind="gap"/></text:p>
          </draw:measure>
          <draw:measure draw:style-name="gr16" draw:text-style-name="P3" draw:layer="measurelines" svg:x1="6.5cm" svg:y1="20.375cm" svg:x2="18cm" svg:y2="20.375cm">
            <text:p text:style-name="P3"><text:measure text:kind="gap"/><text:measure text:kind="value">115</text:measure><text:s/><text:measure text:kind="unit">cm</text:measure><text:measure text:kind="gap"/></text:p>
          </draw:measure>
          <draw:custom-shape draw:style-name="gr17" draw:text-style-name="P1" draw:layer="layout" svg:width="2cm" svg:height="4.35cm" svg:x="12cm" svg:y="14.025cm">
            <text:p/>
            <draw:enhanced-geometry svg:viewBox="0 0 21600 21600" draw:type="rectangle" draw:enhanced-path="M 0 0 L 21600 0 21600 21600 0 21600 0 0 Z N"/>
          </draw:custom-shape>
          <draw:path draw:style-name="gr18" draw:text-style-name="P4" draw:layer="layout" svg:width="5.361cm" svg:height="4.932cm" draw:transform="skewX (-7.04114136553108E-017) rotate (2.72306269896155) translate (13.3776345366652cm 15.3653740132204cm)" svg:viewBox="0 0 5362 4933" svg:d="M0 4915c300 10 662 42 952-13 311-60 820-149 1129-229 288-75 646-288 914-407 271-120 620-349 812-634 292-267 328-431 533-648 217-230 325-489 482-762 181-312 187-398 368-710 158-274 199-812 157-1158-57-472-519-334-768-338-294-5-1057 49-1395 62-672 26-914-19-1231 0-303 19-1345 36-1345 36l-267 26">
            <text:p/>
          </draw:path>
          <draw:measure draw:style-name="gr11" draw:text-style-name="P2" draw:layer="measurelines" svg:x1="15cm" svg:y1="15cm" svg:x2="15cm" svg:y2="20cm">
            <text:p text:style-name="P3"><text:measure text:kind="gap"/><text:measure text:kind="value">50</text:measure><text:s/><text:measure text:kind="unit">cm</text:measure><text:measure text:kind="gap"/></text:p>
          </draw:measure>
          <draw:measure draw:style-name="gr11" draw:text-style-name="P2" draw:layer="measurelines" svg:x1="15.025cm" svg:y1="12cm" svg:x2="15.025cm" svg:y2="15cm">
            <text:p text:style-name="P3"><text:measure text:kind="gap"/><text:measure text:kind="value">30</text:measure><text:s/><text:measure text:kind="unit">cm</text:measure><text:measure text:kind="gap"/></text:p>
          </draw:measur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9:49:03.516000000</meta:creation-date>
    <meta:print-date>2022-06-11T09:11:02.119000000</meta:print-date>
    <dc:date>2022-06-15T07:12:52.990000000</dc:date>
    <meta:editing-duration>P4DT9H30M38S</meta:editing-duration>
    <meta:editing-cycles>1</meta:editing-cycles>
    <meta:document-statistic meta:object-count="21"/>
    <meta:generator>LibreOffice/7.3.3.2$Windows_X86_64 LibreOffice_project/d1d0ea68f081ee2800a922cac8f79445e4603348</meta:generator>
  </office:meta>
</office:document-meta>
</file>